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3in" svg:y="0.0394in">
            <draw:object draw:notify-on-update-of-ranges="Sheet1.A1:Sheet1.A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38.7" calcext:value-type="float">
            <text:p>38.7</text:p>
          </table:table-cell>
          <table:table-cell table:number-columns-repeated="2"/>
        </table:table-row>
        <table:table-row table:style-name="ro1">
          <table:table-cell office:value-type="float" office:value="317.9" calcext:value-type="float">
            <text:p>317.9</text:p>
          </table:table-cell>
          <table:table-cell table:number-columns-repeated="2"/>
        </table:table-row>
        <table:table-row table:style-name="ro1">
          <table:table-cell office:value-type="float" office:value="382.9" calcext:value-type="float">
            <text:p>382.9</text:p>
          </table:table-cell>
          <table:table-cell table:number-columns-repeated="2"/>
        </table:table-row>
        <table:table-row table:style-name="ro1">
          <table:table-cell office:value-type="float" office:value="544.9" calcext:value-type="float">
            <text:p>544.9</text:p>
          </table:table-cell>
          <table:table-cell table:number-columns-repeated="2"/>
        </table:table-row>
        <table:table-row table:style-name="ro1">
          <table:table-cell office:value-type="float" office:value="500.5" calcext:value-type="float">
            <text:p>500.5</text:p>
          </table:table-cell>
          <table:table-cell table:number-columns-repeated="2"/>
        </table:table-row>
        <table:table-row table:style-name="ro1">
          <table:table-cell office:value-type="float" office:value="553.5" calcext:value-type="float">
            <text:p>553.5</text:p>
          </table:table-cell>
          <table:table-cell table:number-columns-repeated="2"/>
        </table:table-row>
        <table:table-row table:style-name="ro1">
          <table:table-cell office:value-type="float" office:value="580.5" calcext:value-type="float">
            <text:p>580.5</text:p>
          </table:table-cell>
          <table:table-cell table:number-columns-repeated="2"/>
        </table:table-row>
        <table:table-row table:style-name="ro1">
          <table:table-cell office:value-type="float" office:value="539.2" calcext:value-type="float">
            <text:p>539.2</text:p>
          </table:table-cell>
          <table:table-cell table:number-columns-repeated="2"/>
        </table:table-row>
        <table:table-row table:style-name="ro1">
          <table:table-cell office:value-type="float" office:value="565.1" calcext:value-type="float">
            <text:p>565.1</text:p>
          </table:table-cell>
          <table:table-cell table:number-columns-repeated="2"/>
        </table:table-row>
        <table:table-row table:style-name="ro1">
          <table:table-cell office:value-type="float" office:value="500.2" calcext:value-type="float">
            <text:p>500.2</text:p>
          </table:table-cell>
          <table:table-cell table:number-columns-repeated="2"/>
        </table:table-row>
        <table:table-row table:style-name="ro1">
          <table:table-cell office:value-type="float" office:value="465.2" calcext:value-type="float">
            <text:p>465.2</text:p>
          </table:table-cell>
          <table:table-cell table:number-columns-repeated="2"/>
        </table:table-row>
        <table:table-row table:style-name="ro1">
          <table:table-cell office:value-type="float" office:value="572.3" calcext:value-type="float">
            <text:p>572.3</text:p>
          </table:table-cell>
          <table:table-cell table:number-columns-repeated="2"/>
        </table:table-row>
        <table:table-row table:style-name="ro1">
          <table:table-cell office:value-type="float" office:value="499.8" calcext:value-type="float">
            <text:p>499.8</text:p>
          </table:table-cell>
          <table:table-cell table:number-columns-repeated="2"/>
        </table:table-row>
        <table:table-row table:style-name="ro1">
          <table:table-cell office:value-type="float" office:value="515.2" calcext:value-type="float">
            <text:p>515.2</text:p>
          </table:table-cell>
          <table:table-cell table:number-columns-repeated="2"/>
        </table:table-row>
        <table:table-row table:style-name="ro1">
          <table:table-cell office:value-type="float" office:value="467.8" calcext:value-type="float">
            <text:p>467.8</text:p>
          </table:table-cell>
          <table:table-cell table:number-columns-repeated="2"/>
        </table:table-row>
        <table:table-row table:style-name="ro1">
          <table:table-cell office:value-type="float" office:value="534.9" calcext:value-type="float">
            <text:p>534.9</text:p>
          </table:table-cell>
          <table:table-cell table:number-columns-repeated="2"/>
        </table:table-row>
        <table:table-row table:style-name="ro1">
          <table:table-cell office:value-type="float" office:value="528.9" calcext:value-type="float">
            <text:p>528.9</text:p>
          </table:table-cell>
          <table:table-cell table:number-columns-repeated="2"/>
        </table:table-row>
        <table:table-row table:style-name="ro1">
          <table:table-cell office:value-type="float" office:value="537.9" calcext:value-type="float">
            <text:p>537.9</text:p>
          </table:table-cell>
          <table:table-cell table:number-columns-repeated="2"/>
        </table:table-row>
        <table:table-row table:style-name="ro1">
          <table:table-cell office:value-type="float" office:value="516.6" calcext:value-type="float">
            <text:p>516.6</text:p>
          </table:table-cell>
          <table:table-cell table:number-columns-repeated="2"/>
        </table:table-row>
        <table:table-row table:style-name="ro1">
          <table:table-cell office:value-type="float" office:value="551.8" calcext:value-type="float">
            <text:p>551.8</text:p>
          </table:table-cell>
          <table:table-cell table:number-columns-repeated="2"/>
        </table:table-row>
        <table:table-row table:style-name="ro1">
          <table:table-cell office:value-type="float" office:value="523.8" calcext:value-type="float">
            <text:p>523.8</text:p>
          </table:table-cell>
          <table:table-cell table:number-columns-repeated="2"/>
        </table:table-row>
        <table:table-row table:style-name="ro1">
          <table:table-cell office:value-type="float" office:value="514.5" calcext:value-type="float">
            <text:p>514.5</text:p>
          </table:table-cell>
          <table:table-cell table:number-columns-repeated="2"/>
        </table:table-row>
        <table:table-row table:style-name="ro1">
          <table:table-cell office:value-type="float" office:value="526.5" calcext:value-type="float">
            <text:p>526.5</text:p>
          </table:table-cell>
          <table:table-cell table:number-columns-repeated="2"/>
        </table:table-row>
        <table:table-row table:style-name="ro1">
          <table:table-cell office:value-type="float" office:value="518.3" calcext:value-type="float">
            <text:p>518.3</text:p>
          </table:table-cell>
          <table:table-cell table:number-columns-repeated="2"/>
        </table:table-row>
        <table:table-row table:style-name="ro1">
          <table:table-cell office:value-type="float" office:value="563.8" calcext:value-type="float">
            <text:p>563.8</text:p>
          </table:table-cell>
          <table:table-cell table:number-columns-repeated="2"/>
        </table:table-row>
        <table:table-row table:style-name="ro1">
          <table:table-cell office:value-type="float" office:value="490.1" calcext:value-type="float">
            <text:p>490.1</text:p>
          </table:table-cell>
          <table:table-cell table:number-columns-repeated="2"/>
        </table:table-row>
        <table:table-row table:style-name="ro1">
          <table:table-cell office:value-type="float" office:value="480.7" calcext:value-type="float">
            <text:p>480.7</text:p>
          </table:table-cell>
          <table:table-cell table:number-columns-repeated="2"/>
        </table:table-row>
        <table:table-row table:style-name="ro1">
          <table:table-cell office:value-type="float" office:value="500.6" calcext:value-type="float">
            <text:p>500.6</text:p>
          </table:table-cell>
          <table:table-cell table:number-columns-repeated="2"/>
        </table:table-row>
        <table:table-row table:style-name="ro1">
          <table:table-cell office:value-type="float" office:value="558.5" calcext:value-type="float">
            <text:p>558.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580.5" calcext:value-type="float">
            <text:p>580.5</text:p>
          </table:table-cell>
          <table:table-cell table:number-columns-repeated="2"/>
        </table:table-row>
        <table:table-row table:style-name="ro1">
          <table:table-cell office:value-type="float" office:value="573.4" calcext:value-type="float">
            <text:p>573.4</text:p>
          </table:table-cell>
          <table:table-cell table:number-columns-repeated="2"/>
        </table:table-row>
        <table:table-row table:style-name="ro1">
          <table:table-cell office:value-type="float" office:value="549.2" calcext:value-type="float">
            <text:p>549.2</text:p>
          </table:table-cell>
          <table:table-cell table:number-columns-repeated="2"/>
        </table:table-row>
        <table:table-row table:style-name="ro1">
          <table:table-cell office:value-type="float" office:value="491.2" calcext:value-type="float">
            <text:p>491.2</text:p>
          </table:table-cell>
          <table:table-cell table:number-columns-repeated="2"/>
        </table:table-row>
        <table:table-row table:style-name="ro1">
          <table:table-cell office:value-type="float" office:value="454.2" calcext:value-type="float">
            <text:p>454.2</text:p>
          </table:table-cell>
          <table:table-cell table:number-columns-repeated="2"/>
        </table:table-row>
        <table:table-row table:style-name="ro1">
          <table:table-cell office:value-type="float" office:value="493.1" calcext:value-type="float">
            <text:p>493.1</text:p>
          </table:table-cell>
          <table:table-cell table:number-columns-repeated="2"/>
        </table:table-row>
        <table:table-row table:style-name="ro1">
          <table:table-cell office:value-type="float" office:value="531.9" calcext:value-type="float">
            <text:p>531.9</text:p>
          </table:table-cell>
          <table:table-cell table:number-columns-repeated="2"/>
        </table:table-row>
        <table:table-row table:style-name="ro1">
          <table:table-cell office:value-type="float" office:value="582.3" calcext:value-type="float">
            <text:p>582.3</text:p>
          </table:table-cell>
          <table:table-cell table:number-columns-repeated="2"/>
        </table:table-row>
        <table:table-row table:style-name="ro1">
          <table:table-cell office:value-type="float" office:value="525.2" calcext:value-type="float">
            <text:p>525.2</text:p>
          </table:table-cell>
          <table:table-cell table:number-columns-repeated="2"/>
        </table:table-row>
        <table:table-row table:style-name="ro1">
          <table:table-cell office:value-type="float" office:value="550.1" calcext:value-type="float">
            <text:p>550.1</text:p>
          </table:table-cell>
          <table:table-cell table:number-columns-repeated="2"/>
        </table:table-row>
        <table:table-row table:style-name="ro1">
          <table:table-cell office:value-type="float" office:value="525.1" calcext:value-type="float">
            <text:p>525.1</text:p>
          </table:table-cell>
          <table:table-cell table:number-columns-repeated="2"/>
        </table:table-row>
        <table:table-row table:style-name="ro1">
          <table:table-cell office:value-type="float" office:value="573.4" calcext:value-type="float">
            <text:p>573.4</text:p>
          </table:table-cell>
          <table:table-cell table:number-columns-repeated="2"/>
        </table:table-row>
        <table:table-row table:style-name="ro1">
          <table:table-cell office:value-type="float" office:value="548.8" calcext:value-type="float">
            <text:p>548.8</text:p>
          </table:table-cell>
          <table:table-cell table:number-columns-repeated="2"/>
        </table:table-row>
        <table:table-row table:style-name="ro1">
          <table:table-cell office:value-type="float" office:value="546.7" calcext:value-type="float">
            <text:p>546.7</text:p>
          </table:table-cell>
          <table:table-cell table:number-columns-repeated="2"/>
        </table:table-row>
        <table:table-row table:style-name="ro1">
          <table:table-cell office:value-type="float" office:value="588.3" calcext:value-type="float">
            <text:p>588.3</text:p>
          </table:table-cell>
          <table:table-cell table:number-columns-repeated="2"/>
        </table:table-row>
        <table:table-row table:style-name="ro1">
          <table:table-cell office:value-type="float" office:value="597.2" calcext:value-type="float">
            <text:p>597.2</text:p>
          </table:table-cell>
          <table:table-cell table:number-columns-repeated="2"/>
        </table:table-row>
        <table:table-row table:style-name="ro1">
          <table:table-cell office:value-type="float" office:value="499.3" calcext:value-type="float">
            <text:p>499.3</text:p>
          </table:table-cell>
          <table:table-cell table:number-columns-repeated="2"/>
        </table:table-row>
        <table:table-row table:style-name="ro1">
          <table:table-cell office:value-type="float" office:value="524.8" calcext:value-type="float">
            <text:p>524.8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634.7" calcext:value-type="float">
            <text:p>634.7</text:p>
          </table:table-cell>
          <table:table-cell table:number-columns-repeated="2"/>
        </table:table-row>
        <table:table-row table:style-name="ro1">
          <table:table-cell office:value-type="float" office:value="644.3" calcext:value-type="float">
            <text:p>644.3</text:p>
          </table:table-cell>
          <table:table-cell table:number-columns-repeated="2"/>
        </table:table-row>
        <table:table-row table:style-name="ro1">
          <table:table-cell office:value-type="float" office:value="661.1" calcext:value-type="float">
            <text:p>661.1</text:p>
          </table:table-cell>
          <table:table-cell table:number-columns-repeated="2"/>
        </table:table-row>
        <table:table-row table:style-name="ro1">
          <table:table-cell office:value-type="float" office:value="597.7" calcext:value-type="float">
            <text:p>597.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603.3" calcext:value-type="float">
            <text:p>603.3</text:p>
          </table:table-cell>
          <table:table-cell table:number-columns-repeated="2"/>
        </table:table-row>
        <table:table-row table:style-name="ro1">
          <table:table-cell office:value-type="float" office:value="672.6" calcext:value-type="float">
            <text:p>672.6</text:p>
          </table:table-cell>
          <table:table-cell table:number-columns-repeated="2"/>
        </table:table-row>
        <table:table-row table:style-name="ro1">
          <table:table-cell office:value-type="float" office:value="609.6" calcext:value-type="float">
            <text:p>609.6</text:p>
          </table:table-cell>
          <table:table-cell table:number-columns-repeated="2"/>
        </table:table-row>
        <table:table-row table:style-name="ro1">
          <table:table-cell office:value-type="float" office:value="648.8" calcext:value-type="float">
            <text:p>648.8</text:p>
          </table:table-cell>
          <table:table-cell table:number-columns-repeated="2"/>
        </table:table-row>
        <table:table-row table:style-name="ro1">
          <table:table-cell office:value-type="float" office:value="564.8" calcext:value-type="float">
            <text:p>564.8</text:p>
          </table:table-cell>
          <table:table-cell table:number-columns-repeated="2"/>
        </table:table-row>
        <table:table-row table:style-name="ro1">
          <table:table-cell office:value-type="float" office:value="550.3" calcext:value-type="float">
            <text:p>550.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float" office:value="628.6" calcext:value-type="float">
            <text:p>628.6</text:p>
          </table:table-cell>
          <table:table-cell table:number-columns-repeated="2"/>
        </table:table-row>
        <table:table-row table:style-name="ro1">
          <table:table-cell office:value-type="float" office:value="571.8" calcext:value-type="float">
            <text:p>571.8</text:p>
          </table:table-cell>
          <table:table-cell table:number-columns-repeated="2"/>
        </table:table-row>
        <table:table-row table:style-name="ro1">
          <table:table-cell office:value-type="float" office:value="592.4" calcext:value-type="float">
            <text:p>592.4</text:p>
          </table:table-cell>
          <table:table-cell table:number-columns-repeated="2"/>
        </table:table-row>
        <table:table-row table:style-name="ro1">
          <table:table-cell office:value-type="float" office:value="543.9" calcext:value-type="float">
            <text:p>543.9</text:p>
          </table:table-cell>
          <table:table-cell table:number-columns-repeated="2"/>
        </table:table-row>
        <table:table-row table:style-name="ro1">
          <table:table-cell office:value-type="float" office:value="571.8" calcext:value-type="float">
            <text:p>571.8</text:p>
          </table:table-cell>
          <table:table-cell table:number-columns-repeated="2"/>
        </table:table-row>
        <table:table-row table:style-name="ro1">
          <table:table-cell office:value-type="float" office:value="646.6" calcext:value-type="float">
            <text:p>646.6</text:p>
          </table:table-cell>
          <table:table-cell table:number-columns-repeated="2"/>
        </table:table-row>
        <table:table-row table:style-name="ro1">
          <table:table-cell office:value-type="float" office:value="652.3" calcext:value-type="float">
            <text:p>652.3</text:p>
          </table:table-cell>
          <table:table-cell table:number-columns-repeated="2"/>
        </table:table-row>
        <table:table-row table:style-name="ro1">
          <table:table-cell office:value-type="float" office:value="640.5" calcext:value-type="float">
            <text:p>640.5</text:p>
          </table:table-cell>
          <table:table-cell table:number-columns-repeated="2"/>
        </table:table-row>
        <table:table-row table:style-name="ro1">
          <table:table-cell office:value-type="float" office:value="633.9" calcext:value-type="float">
            <text:p>633.9</text:p>
          </table:table-cell>
          <table:table-cell table:number-columns-repeated="2"/>
        </table:table-row>
        <table:table-row table:style-name="ro1">
          <table:table-cell office:value-type="float" office:value="663.3" calcext:value-type="float">
            <text:p>663.3</text:p>
          </table:table-cell>
          <table:table-cell table:number-columns-repeated="2"/>
        </table:table-row>
        <table:table-row table:style-name="ro1">
          <table:table-cell office:value-type="float" office:value="676.9" calcext:value-type="float">
            <text:p>676.9</text:p>
          </table:table-cell>
          <table:table-cell table:number-columns-repeated="2"/>
        </table:table-row>
        <table:table-row table:style-name="ro1">
          <table:table-cell office:value-type="float" office:value="685.4" calcext:value-type="float">
            <text:p>685.4</text:p>
          </table:table-cell>
          <table:table-cell table:number-columns-repeated="2"/>
        </table:table-row>
        <table:table-row table:style-name="ro1">
          <table:table-cell office:value-type="float" office:value="653.8" calcext:value-type="float">
            <text:p>653.8</text:p>
          </table:table-cell>
          <table:table-cell table:number-columns-repeated="2"/>
        </table:table-row>
        <table:table-row table:style-name="ro1">
          <table:table-cell office:value-type="float" office:value="658.2" calcext:value-type="float">
            <text:p>658.2</text:p>
          </table:table-cell>
          <table:table-cell table:number-columns-repeated="2"/>
        </table:table-row>
        <table:table-row table:style-name="ro1">
          <table:table-cell office:value-type="float" office:value="558.2" calcext:value-type="float">
            <text:p>558.2</text:p>
          </table:table-cell>
          <table:table-cell table:number-columns-repeated="2"/>
        </table:table-row>
        <table:table-row table:style-name="ro1">
          <table:table-cell office:value-type="float" office:value="668.1" calcext:value-type="float">
            <text:p>668.1</text:p>
          </table:table-cell>
          <table:table-cell table:number-columns-repeated="2"/>
        </table:table-row>
        <table:table-row table:style-name="ro1">
          <table:table-cell office:value-type="float" office:value="661.7" calcext:value-type="float">
            <text:p>661.7</text:p>
          </table:table-cell>
          <table:table-cell table:number-columns-repeated="2"/>
        </table:table-row>
        <table:table-row table:style-name="ro1">
          <table:table-cell office:value-type="float" office:value="596.8" calcext:value-type="float">
            <text:p>596.8</text:p>
          </table:table-cell>
          <table:table-cell table:number-columns-repeated="2"/>
        </table:table-row>
        <table:table-row table:style-name="ro1">
          <table:table-cell office:value-type="float" office:value="706.3" calcext:value-type="float">
            <text:p>706.3</text:p>
          </table:table-cell>
          <table:table-cell table:number-columns-repeated="2"/>
        </table:table-row>
        <table:table-row table:style-name="ro1">
          <table:table-cell office:value-type="float" office:value="652.7" calcext:value-type="float">
            <text:p>652.7</text:p>
          </table:table-cell>
          <table:table-cell table:number-columns-repeated="2"/>
        </table:table-row>
        <table:table-row table:style-name="ro1">
          <table:table-cell office:value-type="float" office:value="647.8" calcext:value-type="float">
            <text:p>647.8</text:p>
          </table:table-cell>
          <table:table-cell table:number-columns-repeated="2"/>
        </table:table-row>
        <table:table-row table:style-name="ro1">
          <table:table-cell office:value-type="float" office:value="717.1" calcext:value-type="float">
            <text:p>717.1</text:p>
          </table:table-cell>
          <table:table-cell table:number-columns-repeated="2"/>
        </table:table-row>
        <table:table-row table:style-name="ro1">
          <table:table-cell office:value-type="float" office:value="609.9" calcext:value-type="float">
            <text:p>609.9</text:p>
          </table:table-cell>
          <table:table-cell table:number-columns-repeated="2"/>
        </table:table-row>
        <table:table-row table:style-name="ro1">
          <table:table-cell office:value-type="float" office:value="684.2" calcext:value-type="float">
            <text:p>684.2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675.5" calcext:value-type="float">
            <text:p>675.5</text:p>
          </table:table-cell>
          <table:table-cell table:number-columns-repeated="2"/>
        </table:table-row>
        <table:table-row table:style-name="ro1">
          <table:table-cell office:value-type="float" office:value="657.9" calcext:value-type="float">
            <text:p>657.9</text:p>
          </table:table-cell>
          <table:table-cell table:number-columns-repeated="2"/>
        </table:table-row>
        <table:table-row table:style-name="ro1">
          <table:table-cell office:value-type="float" office:value="691.1" calcext:value-type="float">
            <text:p>691.1</text:p>
          </table:table-cell>
          <table:table-cell table:number-columns-repeated="2"/>
        </table:table-row>
        <table:table-row table:style-name="ro1">
          <table:table-cell office:value-type="float" office:value="720.9" calcext:value-type="float">
            <text:p>720.9</text:p>
          </table:table-cell>
          <table:table-cell table:number-columns-repeated="2"/>
        </table:table-row>
        <table:table-row table:style-name="ro1">
          <table:table-cell office:value-type="float" office:value="676.7" calcext:value-type="float">
            <text:p>676.7</text:p>
          </table:table-cell>
          <table:table-cell table:number-columns-repeated="2"/>
        </table:table-row>
        <table:table-row table:style-name="ro1">
          <table:table-cell office:value-type="float" office:value="704.5" calcext:value-type="float">
            <text:p>704.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730.2" calcext:value-type="float">
            <text:p>730.2</text:p>
          </table:table-cell>
          <table:table-cell table:number-columns-repeated="2"/>
        </table:table-row>
        <table:table-row table:style-name="ro1">
          <table:table-cell office:value-type="float" office:value="730.2" calcext:value-type="float">
            <text:p>730.2</text:p>
          </table:table-cell>
          <table:table-cell table:number-columns-repeated="2"/>
        </table:table-row>
        <table:table-row table:style-name="ro1">
          <table:table-cell office:value-type="float" office:value="672.5" calcext:value-type="float">
            <text:p>672.5</text:p>
          </table:table-cell>
          <table:table-cell table:number-columns-repeated="2"/>
        </table:table-row>
        <table:table-row table:style-name="ro1">
          <table:table-cell office:value-type="float" office:value="677.8" calcext:value-type="float">
            <text:p>677.8</text:p>
          </table:table-cell>
          <table:table-cell table:number-columns-repeated="2"/>
        </table:table-row>
        <table:table-row table:style-name="ro1">
          <table:table-cell office:value-type="float" office:value="690.6" calcext:value-type="float">
            <text:p>690.6</text:p>
          </table:table-cell>
          <table:table-cell table:number-columns-repeated="2"/>
        </table:table-row>
        <table:table-row table:style-name="ro1">
          <table:table-cell office:value-type="float" office:value="846.6" calcext:value-type="float">
            <text:p>846.6</text:p>
          </table:table-cell>
          <table:table-cell table:number-columns-repeated="2"/>
        </table:table-row>
        <table:table-row table:style-name="ro1">
          <table:table-cell office:value-type="float" office:value="824.2" calcext:value-type="float">
            <text:p>824.2</text:p>
          </table:table-cell>
          <table:table-cell table:number-columns-repeated="2"/>
        </table:table-row>
        <table:table-row table:style-name="ro1">
          <table:table-cell office:value-type="float" office:value="777.4" calcext:value-type="float">
            <text:p>777.4</text:p>
          </table:table-cell>
          <table:table-cell table:number-columns-repeated="2"/>
        </table:table-row>
        <table:table-row table:style-name="ro1">
          <table:table-cell office:value-type="float" office:value="765.1" calcext:value-type="float">
            <text:p>765.1</text:p>
          </table:table-cell>
          <table:table-cell table:number-columns-repeated="2"/>
        </table:table-row>
        <table:table-row table:style-name="ro1">
          <table:table-cell office:value-type="float" office:value="817.2" calcext:value-type="float">
            <text:p>817.2</text:p>
          </table:table-cell>
          <table:table-cell table:number-columns-repeated="2"/>
        </table:table-row>
        <table:table-row table:style-name="ro1">
          <table:table-cell office:value-type="float" office:value="547.3" calcext:value-type="float">
            <text:p>547.3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673.8" calcext:value-type="float">
            <text:p>673.8</text:p>
          </table:table-cell>
          <table:table-cell table:number-columns-repeated="2"/>
        </table:table-row>
        <table:table-row table:style-name="ro1">
          <table:table-cell office:value-type="float" office:value="673.1" calcext:value-type="float">
            <text:p>673.1</text:p>
          </table:table-cell>
          <table:table-cell table:number-columns-repeated="2"/>
        </table:table-row>
        <table:table-row table:style-name="ro1">
          <table:table-cell office:value-type="float" office:value="536.8" calcext:value-type="float">
            <text:p>536.8</text:p>
          </table:table-cell>
          <table:table-cell table:number-columns-repeated="2"/>
        </table:table-row>
        <table:table-row table:style-name="ro1">
          <table:table-cell office:value-type="float" office:value="723.5" calcext:value-type="float">
            <text:p>723.5</text:p>
          </table:table-cell>
          <table:table-cell table:number-columns-repeated="2"/>
        </table:table-row>
        <table:table-row table:style-name="ro1">
          <table:table-cell office:value-type="float" office:value="624.8" calcext:value-type="float">
            <text:p>624.8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float" office:value="744.7" calcext:value-type="float">
            <text:p>744.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756.1" calcext:value-type="float">
            <text:p>756.1</text:p>
          </table:table-cell>
          <table:table-cell table:number-columns-repeated="2"/>
        </table:table-row>
        <table:table-row table:style-name="ro1">
          <table:table-cell office:value-type="float" office:value="720.7" calcext:value-type="float">
            <text:p>720.7</text:p>
          </table:table-cell>
          <table:table-cell table:number-columns-repeated="2"/>
        </table:table-row>
        <table:table-row table:style-name="ro1">
          <table:table-cell office:value-type="float" office:value="797.3" calcext:value-type="float">
            <text:p>797.3</text:p>
          </table:table-cell>
          <table:table-cell table:number-columns-repeated="2"/>
        </table:table-row>
        <table:table-row table:style-name="ro1">
          <table:table-cell office:value-type="float" office:value="703.1" calcext:value-type="float">
            <text:p>703.1</text:p>
          </table:table-cell>
          <table:table-cell table:number-columns-repeated="2"/>
        </table:table-row>
        <table:table-row table:style-name="ro1">
          <table:table-cell office:value-type="float" office:value="817.8" calcext:value-type="float">
            <text:p>817.8</text:p>
          </table:table-cell>
          <table:table-cell table:number-columns-repeated="2"/>
        </table:table-row>
        <table:table-row table:style-name="ro1">
          <table:table-cell office:value-type="float" office:value="724.1" calcext:value-type="float">
            <text:p>724.1</text:p>
          </table:table-cell>
          <table:table-cell table:number-columns-repeated="2"/>
        </table:table-row>
        <table:table-row table:style-name="ro1">
          <table:table-cell office:value-type="float" office:value="586.7" calcext:value-type="float">
            <text:p>586.7</text:p>
          </table:table-cell>
          <table:table-cell table:number-columns-repeated="2"/>
        </table:table-row>
        <table:table-row table:style-name="ro1">
          <table:table-cell office:value-type="float" office:value="751.1" calcext:value-type="float">
            <text:p>751.1</text:p>
          </table:table-cell>
          <table:table-cell table:number-columns-repeated="2"/>
        </table:table-row>
        <table:table-row table:style-name="ro1">
          <table:table-cell office:value-type="float" office:value="798.2" calcext:value-type="float">
            <text:p>798.2</text:p>
          </table:table-cell>
          <table:table-cell table:number-columns-repeated="2"/>
        </table:table-row>
        <table:table-row table:style-name="ro1">
          <table:table-cell office:value-type="float" office:value="837.6" calcext:value-type="float">
            <text:p>837.6</text:p>
          </table:table-cell>
          <table:table-cell table:number-columns-repeated="2"/>
        </table:table-row>
        <table:table-row table:style-name="ro1">
          <table:table-cell office:value-type="float" office:value="778.5" calcext:value-type="float">
            <text:p>778.5</text:p>
          </table:table-cell>
          <table:table-cell table:number-columns-repeated="2"/>
        </table:table-row>
        <table:table-row table:style-name="ro1">
          <table:table-cell office:value-type="float" office:value="742.8" calcext:value-type="float">
            <text:p>742.8</text:p>
          </table:table-cell>
          <table:table-cell table:number-columns-repeated="2"/>
        </table:table-row>
        <table:table-row table:style-name="ro1">
          <table:table-cell office:value-type="float" office:value="769.9" calcext:value-type="float">
            <text:p>769.9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float" office:value="815.3" calcext:value-type="float">
            <text:p>815.3</text:p>
          </table:table-cell>
          <table:table-cell table:number-columns-repeated="2"/>
        </table:table-row>
        <table:table-row table:style-name="ro1">
          <table:table-cell office:value-type="float" office:value="657.1" calcext:value-type="float">
            <text:p>657.1</text:p>
          </table:table-cell>
          <table:table-cell table:number-columns-repeated="2"/>
        </table:table-row>
        <table:table-row table:style-name="ro1">
          <table:table-cell office:value-type="float" office:value="687.3" calcext:value-type="float">
            <text:p>687.3</text:p>
          </table:table-cell>
          <table:table-cell table:number-columns-repeated="2"/>
        </table:table-row>
        <table:table-row table:style-name="ro1">
          <table:table-cell office:value-type="float" office:value="751.2" calcext:value-type="float">
            <text:p>751.2</text:p>
          </table:table-cell>
          <table:table-cell table:number-columns-repeated="2"/>
        </table:table-row>
        <table:table-row table:style-name="ro1">
          <table:table-cell office:value-type="float" office:value="819.8" calcext:value-type="float">
            <text:p>819.8</text:p>
          </table:table-cell>
          <table:table-cell table:number-columns-repeated="2"/>
        </table:table-row>
        <table:table-row table:style-name="ro1">
          <table:table-cell office:value-type="float" office:value="704.9" calcext:value-type="float">
            <text:p>704.9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float" office:value="692.9" calcext:value-type="float">
            <text:p>692.9</text:p>
          </table:table-cell>
          <table:table-cell table:number-columns-repeated="2"/>
        </table:table-row>
        <table:table-row table:style-name="ro1">
          <table:table-cell office:value-type="float" office:value="834.8" calcext:value-type="float">
            <text:p>834.8</text:p>
          </table:table-cell>
          <table:table-cell table:number-columns-repeated="2"/>
        </table:table-row>
        <table:table-row table:style-name="ro1">
          <table:table-cell office:value-type="float" office:value="626.9" calcext:value-type="float">
            <text:p>626.9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18.8" calcext:value-type="float">
            <text:p>718.8</text:p>
          </table:table-cell>
          <table:table-cell table:number-columns-repeated="2"/>
        </table:table-row>
        <table:table-row table:style-name="ro1">
          <table:table-cell office:value-type="float" office:value="774.9" calcext:value-type="float">
            <text:p>774.9</text:p>
          </table:table-cell>
          <table:table-cell table:number-columns-repeated="2"/>
        </table:table-row>
        <table:table-row table:style-name="ro1">
          <table:table-cell office:value-type="float" office:value="954.3" calcext:value-type="float">
            <text:p>954.3</text:p>
          </table:table-cell>
          <table:table-cell table:number-columns-repeated="2"/>
        </table:table-row>
        <table:table-row table:style-name="ro1">
          <table:table-cell office:value-type="float" office:value="831.8" calcext:value-type="float">
            <text:p>831.8</text:p>
          </table:table-cell>
          <table:table-cell table:number-columns-repeated="2"/>
        </table:table-row>
        <table:table-row table:style-name="ro1">
          <table:table-cell office:value-type="float" office:value="777.7" calcext:value-type="float">
            <text:p>777.7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float" office:value="782.4" calcext:value-type="float">
            <text:p>782.4</text:p>
          </table:table-cell>
          <table:table-cell table:number-columns-repeated="2"/>
        </table:table-row>
        <table:table-row table:style-name="ro1">
          <table:table-cell office:value-type="float" office:value="843.1" calcext:value-type="float">
            <text:p>843.1</text:p>
          </table:table-cell>
          <table:table-cell table:number-columns-repeated="2"/>
        </table:table-row>
        <table:table-row table:style-name="ro1">
          <table:table-cell office:value-type="float" office:value="747.2" calcext:value-type="float">
            <text:p>747.2</text:p>
          </table:table-cell>
          <table:table-cell table:number-columns-repeated="2"/>
        </table:table-row>
        <table:table-row table:style-name="ro1">
          <table:table-cell office:value-type="float" office:value="932.9" calcext:value-type="float">
            <text:p>932.9</text:p>
          </table:table-cell>
          <table:table-cell table:number-columns-repeated="2"/>
        </table:table-row>
        <table:table-row table:style-name="ro1">
          <table:table-cell office:value-type="float" office:value="750.6" calcext:value-type="float">
            <text:p>750.6</text:p>
          </table:table-cell>
          <table:table-cell table:number-columns-repeated="2"/>
        </table:table-row>
        <table:table-row table:style-name="ro1">
          <table:table-cell office:value-type="float" office:value="514.7" calcext:value-type="float">
            <text:p>514.7</text:p>
          </table:table-cell>
          <table:table-cell table:number-columns-repeated="2"/>
        </table:table-row>
        <table:table-row table:style-name="ro1">
          <table:table-cell office:value-type="float" office:value="885.1" calcext:value-type="float">
            <text:p>885.1</text:p>
          </table:table-cell>
          <table:table-cell table:number-columns-repeated="2"/>
        </table:table-row>
        <table:table-row table:style-name="ro1">
          <table:table-cell office:value-type="float" office:value="783.2" calcext:value-type="float">
            <text:p>783.2</text:p>
          </table:table-cell>
          <table:table-cell table:number-columns-repeated="2"/>
        </table:table-row>
        <table:table-row table:style-name="ro1">
          <table:table-cell office:value-type="float" office:value="873.2" calcext:value-type="float">
            <text:p>873.2</text:p>
          </table:table-cell>
          <table:table-cell table:number-columns-repeated="2"/>
        </table:table-row>
        <table:table-row table:style-name="ro1">
          <table:table-cell office:value-type="float" office:value="694.1" calcext:value-type="float">
            <text:p>694.1</text:p>
          </table:table-cell>
          <table:table-cell table:number-columns-repeated="2"/>
        </table:table-row>
        <table:table-row table:style-name="ro1">
          <table:table-cell office:value-type="float" office:value="889.9" calcext:value-type="float">
            <text:p>889.9</text:p>
          </table:table-cell>
          <table:table-cell table:number-columns-repeated="2"/>
        </table:table-row>
        <table:table-row table:style-name="ro1">
          <table:table-cell office:value-type="float" office:value="857.9" calcext:value-type="float">
            <text:p>857.9</text:p>
          </table:table-cell>
          <table:table-cell table:number-columns-repeated="2"/>
        </table:table-row>
        <table:table-row table:style-name="ro1">
          <table:table-cell office:value-type="float" office:value="795.5" calcext:value-type="float">
            <text:p>795.5</text:p>
          </table:table-cell>
          <table:table-cell table:number-columns-repeated="2"/>
        </table:table-row>
        <table:table-row table:style-name="ro1">
          <table:table-cell office:value-type="float" office:value="647.1" calcext:value-type="float">
            <text:p>647.1</text:p>
          </table:table-cell>
          <table:table-cell table:number-columns-repeated="2"/>
        </table:table-row>
        <table:table-row table:style-name="ro1">
          <table:table-cell office:value-type="float" office:value="814.1" calcext:value-type="float">
            <text:p>814.1</text:p>
          </table:table-cell>
          <table:table-cell table:number-columns-repeated="2"/>
        </table:table-row>
        <table:table-row table:style-name="ro1">
          <table:table-cell office:value-type="float" office:value="803.6" calcext:value-type="float">
            <text:p>803.6</text:p>
          </table:table-cell>
          <table:table-cell table:number-columns-repeated="2"/>
        </table:table-row>
        <table:table-row table:style-name="ro1">
          <table:table-cell office:value-type="float" office:value="808.9" calcext:value-type="float">
            <text:p>808.9</text:p>
          </table:table-cell>
          <table:table-cell table:number-columns-repeated="2"/>
        </table:table-row>
        <table:table-row table:style-name="ro1">
          <table:table-cell office:value-type="float" office:value="683.6" calcext:value-type="float">
            <text:p>683.6</text:p>
          </table:table-cell>
          <table:table-cell table:number-columns-repeated="2"/>
        </table:table-row>
        <table:table-row table:style-name="ro1">
          <table:table-cell office:value-type="float" office:value="784.3" calcext:value-type="float">
            <text:p>784.3</text:p>
          </table:table-cell>
          <table:table-cell table:number-columns-repeated="2"/>
        </table:table-row>
        <table:table-row table:style-name="ro1">
          <table:table-cell office:value-type="float" office:value="706.4" calcext:value-type="float">
            <text:p>706.4</text:p>
          </table:table-cell>
          <table:table-cell table:number-columns-repeated="2"/>
        </table:table-row>
        <table:table-row table:style-name="ro1">
          <table:table-cell office:value-type="float" office:value="756.6" calcext:value-type="float">
            <text:p>756.6</text:p>
          </table:table-cell>
          <table:table-cell table:number-columns-repeated="2"/>
        </table:table-row>
        <table:table-row table:style-name="ro1">
          <table:table-cell office:value-type="float" office:value="784.7" calcext:value-type="float">
            <text:p>784.7</text:p>
          </table:table-cell>
          <table:table-cell table:number-columns-repeated="2"/>
        </table:table-row>
        <table:table-row table:style-name="ro1">
          <table:table-cell office:value-type="float" office:value="786.9" calcext:value-type="float">
            <text:p>786.9</text:p>
          </table:table-cell>
          <table:table-cell table:number-columns-repeated="2"/>
        </table:table-row>
        <table:table-row table:style-name="ro1">
          <table:table-cell office:value-type="float" office:value="705.7" calcext:value-type="float">
            <text:p>705.7</text:p>
          </table:table-cell>
          <table:table-cell table:number-columns-repeated="2"/>
        </table:table-row>
        <table:table-row table:style-name="ro1">
          <table:table-cell office:value-type="float" office:value="803.3" calcext:value-type="float">
            <text:p>803.3</text:p>
          </table:table-cell>
          <table:table-cell table:number-columns-repeated="2"/>
        </table:table-row>
        <table:table-row table:style-name="ro1">
          <table:table-cell office:value-type="float" office:value="841.6" calcext:value-type="float">
            <text:p>841.6</text:p>
          </table:table-cell>
          <table:table-cell table:number-columns-repeated="2"/>
        </table:table-row>
        <table:table-row table:style-name="ro1">
          <table:table-cell office:value-type="float" office:value="814.6" calcext:value-type="float">
            <text:p>814.6</text:p>
          </table:table-cell>
          <table:table-cell table:number-columns-repeated="2"/>
        </table:table-row>
        <table:table-row table:style-name="ro1">
          <table:table-cell office:value-type="float" office:value="768.7" calcext:value-type="float">
            <text:p>768.7</text:p>
          </table:table-cell>
          <table:table-cell table:number-columns-repeated="2"/>
        </table:table-row>
        <table:table-row table:style-name="ro1">
          <table:table-cell office:value-type="float" office:value="776.1" calcext:value-type="float">
            <text:p>776.1</text:p>
          </table:table-cell>
          <table:table-cell table:number-columns-repeated="2"/>
        </table:table-row>
        <table:table-row table:style-name="ro1">
          <table:table-cell office:value-type="float" office:value="812.7" calcext:value-type="float">
            <text:p>812.7</text:p>
          </table:table-cell>
          <table:table-cell table:number-columns-repeated="2"/>
        </table:table-row>
        <table:table-row table:style-name="ro1">
          <table:table-cell office:value-type="float" office:value="734.3" calcext:value-type="float">
            <text:p>734.3</text:p>
          </table:table-cell>
          <table:table-cell table:number-columns-repeated="2"/>
        </table:table-row>
        <table:table-row table:style-name="ro1">
          <table:table-cell office:value-type="float" office:value="724.7" calcext:value-type="float">
            <text:p>724.7</text:p>
          </table:table-cell>
          <table:table-cell table:number-columns-repeated="2"/>
        </table:table-row>
        <table:table-row table:style-name="ro1">
          <table:table-cell office:value-type="float" office:value="604.3" calcext:value-type="float">
            <text:p>604.3</text:p>
          </table:table-cell>
          <table:table-cell table:number-columns-repeated="2"/>
        </table:table-row>
        <table:table-row table:style-name="ro1">
          <table:table-cell office:value-type="float" office:value="849.5" calcext:value-type="float">
            <text:p>849.5</text:p>
          </table:table-cell>
          <table:table-cell table:number-columns-repeated="2"/>
        </table:table-row>
        <table:table-row table:style-name="ro1">
          <table:table-cell office:value-type="float" office:value="741.5" calcext:value-type="float">
            <text:p>741.5</text:p>
          </table:table-cell>
          <table:table-cell table:number-columns-repeated="2"/>
        </table:table-row>
        <table:table-row table:style-name="ro1">
          <table:table-cell office:value-type="float" office:value="847.1" calcext:value-type="float">
            <text:p>847.1</text:p>
          </table:table-cell>
          <table:table-cell table:number-columns-repeated="2"/>
        </table:table-row>
        <table:table-row table:style-name="ro1">
          <table:table-cell office:value-type="float" office:value="882.3" calcext:value-type="float">
            <text:p>882.3</text:p>
          </table:table-cell>
          <table:table-cell table:number-columns-repeated="2"/>
        </table:table-row>
        <table:table-row table:style-name="ro1">
          <table:table-cell office:value-type="float" office:value="760.3" calcext:value-type="float">
            <text:p>760.3</text:p>
          </table:table-cell>
          <table:table-cell table:number-columns-repeated="2"/>
        </table:table-row>
        <table:table-row table:style-name="ro1">
          <table:table-cell office:value-type="float" office:value="817.7" calcext:value-type="float">
            <text:p>817.7</text:p>
          </table:table-cell>
          <table:table-cell table:number-columns-repeated="2"/>
        </table:table-row>
        <table:table-row table:style-name="ro1">
          <table:table-cell office:value-type="float" office:value="840.3" calcext:value-type="float">
            <text:p>840.3</text:p>
          </table:table-cell>
          <table:table-cell table:number-columns-repeated="2"/>
        </table:table-row>
        <table:table-row table:style-name="ro1">
          <table:table-cell office:value-type="float" office:value="753.6" calcext:value-type="float">
            <text:p>753.6</text:p>
          </table:table-cell>
          <table:table-cell table:number-columns-repeated="2"/>
        </table:table-row>
        <table:table-row table:style-name="ro1">
          <table:table-cell office:value-type="float" office:value="660.9" calcext:value-type="float">
            <text:p>660.9</text:p>
          </table:table-cell>
          <table:table-cell table:number-columns-repeated="2"/>
        </table:table-row>
        <table:table-row table:style-name="ro1">
          <table:table-cell office:value-type="float" office:value="749.4" calcext:value-type="float">
            <text:p>749.4</text:p>
          </table:table-cell>
          <table:table-cell table:number-columns-repeated="2"/>
        </table:table-row>
        <table:table-row table:style-name="ro1">
          <table:table-cell office:value-type="float" office:value="691.2" calcext:value-type="float">
            <text:p>691.2</text:p>
          </table:table-cell>
          <table:table-cell table:number-columns-repeated="2"/>
        </table:table-row>
        <table:table-row table:style-name="ro1">
          <table:table-cell office:value-type="float" office:value="745.3" calcext:value-type="float">
            <text:p>745.3</text:p>
          </table:table-cell>
          <table:table-cell table:number-columns-repeated="2"/>
        </table:table-row>
        <table:table-row table:style-name="ro1">
          <table:table-cell office:value-type="float" office:value="701.9" calcext:value-type="float">
            <text:p>701.9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821.1" calcext:value-type="float">
            <text:p>821.1</text:p>
          </table:table-cell>
          <table:table-cell table:number-columns-repeated="2"/>
        </table:table-row>
        <table:table-row table:style-name="ro1">
          <table:table-cell office:value-type="float" office:value="644.5" calcext:value-type="float">
            <text:p>644.5</text:p>
          </table:table-cell>
          <table:table-cell table:number-columns-repeated="2"/>
        </table:table-row>
        <table:table-row table:style-name="ro1">
          <table:table-cell office:value-type="float" office:value="676.9" calcext:value-type="float">
            <text:p>676.9</text:p>
          </table:table-cell>
          <table:table-cell table:number-columns-repeated="2"/>
        </table:table-row>
        <table:table-row table:style-name="ro1">
          <table:table-cell office:value-type="float" office:value="643.1" calcext:value-type="float">
            <text:p>643.1</text:p>
          </table:table-cell>
          <table:table-cell table:number-columns-repeated="2"/>
        </table:table-row>
        <table:table-row table:style-name="ro1">
          <table:table-cell office:value-type="float" office:value="747.5" calcext:value-type="float">
            <text:p>747.5</text:p>
          </table:table-cell>
          <table:table-cell/>
          <table:table-cell table:formula="of:=AVERAGE([.A151:.A200])" office:value-type="float" office:value="764.272" calcext:value-type="float">
            <text:p>764.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0:00:52.358275198</meta:creation-date>
    <dc:date>2021-05-25T10:24:49.429514123</dc:date>
    <meta:editing-duration>PT13M47S</meta:editing-duration>
    <meta:editing-cycles>1</meta:editing-cycles>
    <meta:document-statistic meta:table-count="1" meta:cell-count="20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1:Sheet1.A200" svg:x="0.32cm" svg:y="0.18cm" svg:width="12.508cm" svg:height="8.64cm">
          <chartooo:coordinate-region svg:x="1.312cm" svg:y="0.301cm" svg:width="11.516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00" chart:class="chart:line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7">
                <text:p>38.7</text:p>
                <draw:g>
                  <svg:desc>Sheet1.A1:Sheet1.A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7.9">
                <text:p>3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.9">
                <text:p>38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4.9">
                <text:p>54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.5">
                <text:p>50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3.5">
                <text:p>55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9.2">
                <text:p>53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5.1">
                <text:p>56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.2">
                <text:p>50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5.2">
                <text:p>465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2.3">
                <text:p>572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9.8">
                <text:p>49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5.2">
                <text:p>515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7.8">
                <text:p>46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4.9">
                <text:p>53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8.9">
                <text:p>52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7.9">
                <text:p>537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6.6">
                <text:p>51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1.8">
                <text:p>55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3.8">
                <text:p>52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4.5">
                <text:p>51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6.5">
                <text:p>52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8.3">
                <text:p>518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3.8">
                <text:p>563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0.1">
                <text:p>49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0.7">
                <text:p>480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.6">
                <text:p>50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8.5">
                <text:p>55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3.4">
                <text:p>57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9.2">
                <text:p>549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1.2">
                <text:p>49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4.2">
                <text:p>45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3.1">
                <text:p>493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1.9">
                <text:p>531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2.3">
                <text:p>58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.2">
                <text:p>525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0.1">
                <text:p>55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.1">
                <text:p>525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3.4">
                <text:p>57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8.8">
                <text:p>548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6.7">
                <text:p>546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8.3">
                <text:p>588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7.2">
                <text:p>597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.3">
                <text:p>499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4.8">
                <text:p>52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4.7">
                <text:p>634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4.3">
                <text:p>644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1.1">
                <text:p>66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7.7">
                <text:p>59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3.3">
                <text:p>603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2.6">
                <text:p>672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9.6">
                <text:p>609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8.8">
                <text:p>648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4.8">
                <text:p>564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0.3">
                <text:p>550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.6">
                <text:p>628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1.8">
                <text:p>571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2.4">
                <text:p>592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3.9">
                <text:p>543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1.8">
                <text:p>571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6.6">
                <text:p>646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2.3">
                <text:p>652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0.5">
                <text:p>64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3.9">
                <text:p>633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3.3">
                <text:p>6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6.9">
                <text:p>676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5.4">
                <text:p>685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3.8">
                <text:p>653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8.2">
                <text:p>658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8.2">
                <text:p>558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8.1">
                <text:p>668.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1.7">
                <text:p>661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6.8">
                <text:p>596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6.3">
                <text:p>70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2.7">
                <text:p>65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7.8">
                <text:p>647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7.1">
                <text:p>717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9.9">
                <text:p>609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5.5">
                <text:p>675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7.9">
                <text:p>657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1.1">
                <text:p>691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0.9">
                <text:p>720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6.7">
                <text:p>676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4.5">
                <text:p>704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0.2">
                <text:p>730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0.2">
                <text:p>73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72.5">
                <text:p>672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7.8">
                <text:p>677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0.6">
                <text:p>690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46.6">
                <text:p>84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4.2">
                <text:p>824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7.4">
                <text:p>777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5.1">
                <text:p>765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7.2">
                <text:p>817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7.3">
                <text:p>547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73.8">
                <text:p>673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73.1">
                <text:p>673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6.8">
                <text:p>536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3.5">
                <text:p>723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4.8">
                <text:p>624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4.7">
                <text:p>744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6.1">
                <text:p>756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0.7">
                <text:p>720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7.3">
                <text:p>797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3.1">
                <text:p>70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17.8">
                <text:p>81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4.1">
                <text:p>724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6.7">
                <text:p>586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1.1">
                <text:p>751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8.2">
                <text:p>798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7.6">
                <text:p>837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8.5">
                <text:p>778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2.8">
                <text:p>742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69.9">
                <text:p>769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5.3">
                <text:p>815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7.1">
                <text:p>657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7.3">
                <text:p>687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51.2">
                <text:p>751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19.8">
                <text:p>819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4.9">
                <text:p>704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2.9">
                <text:p>692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34.8">
                <text:p>834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6.9">
                <text:p>626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8.8">
                <text:p>718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74.9">
                <text:p>774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4.3">
                <text:p>954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31.8">
                <text:p>831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7.7">
                <text:p>777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2.4">
                <text:p>782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3.1">
                <text:p>843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7.2">
                <text:p>747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32.9">
                <text:p>932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0.6">
                <text:p>750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4.7">
                <text:p>514.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85.1">
                <text:p>885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3.2">
                <text:p>783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73.2">
                <text:p>873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4.1">
                <text:p>694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89.9">
                <text:p>889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57.9">
                <text:p>857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5.5">
                <text:p>795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7.1">
                <text:p>647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4.1">
                <text:p>814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3.6">
                <text:p>803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8.9">
                <text:p>808.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3.6">
                <text:p>683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4.3">
                <text:p>784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6.4">
                <text:p>706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6.6">
                <text:p>756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84.7">
                <text:p>784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6.9">
                <text:p>786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5.7">
                <text:p>705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3.3">
                <text:p>803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1.6">
                <text:p>841.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4.6">
                <text:p>814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8.7">
                <text:p>768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6.1">
                <text:p>776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12.7">
                <text:p>812.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34.3">
                <text:p>734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4.7">
                <text:p>724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04.3">
                <text:p>604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9.5">
                <text:p>849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1.5">
                <text:p>741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7.1">
                <text:p>847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82.3">
                <text:p>882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0.3">
                <text:p>760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7.7">
                <text:p>817.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0.3">
                <text:p>840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3.6">
                <text:p>753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60.9">
                <text:p>660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9.4">
                <text:p>749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91.2">
                <text:p>691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45.3">
                <text:p>745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01.9">
                <text:p>701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21.1">
                <text:p>821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44.5">
                <text:p>644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6.9">
                <text:p>676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43.1">
                <text:p>643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7.5">
                <text:p>74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